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6.21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color="#999999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row table:style-name="ro1">
          <table:table-cell table:style-name="ce1" office:value-type="string">
            <text:p>№</text:p>
          </table:table-cell>
          <table:table-cell table:style-name="ce1" office:value-type="string">
            <text:p>Наименование</text:p>
          </table:table-cell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ventions <text:s text:c="17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ilyplanpanel <text:s text:c="14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bugids <text:s text:c="20"/></text:p>
          </table:table-cell>
          <table:table-cell office:value-type="string">
            <text:p>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editingprocesspanel <text:s text:c="9"/></text:p>
          </table:table-cell>
          <table:table-cell table:style-name="Default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mbeddedfilereading <text:s text:c="9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stimatedcompletiontimespanel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xport2tj3 <text:s text:c="18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jectorfactory <text:s text:c="13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ruby <text:s text:c="23"/></text:p>
          </table:table-cell>
          <table:table-cell office:value-type="string">
            <text:p>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mainprocesseditingpanel <text:s text:c="5"/></text:p>
          </table:table-cell>
          <table:table-cell table:style-name="Default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inwindow <text:s text:c="18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odel <text:s text:c="23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ersistence <text:s text:c="17"/></text:p>
          </table:table-cell>
          <table:table-cell office:value-type="string">
            <text:p></text:p>
          </table:table-cell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processpanel <text:s text:c="16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rojectscheduler <text:s text:c="12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chedulingpanel <text:s text:c="13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j3bookingsparser <text:s text:c="11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j3deadlinesparser <text:s text:c="10"/></text:p>
          </table:table-cell>
          <table:table-cell office:value-type="string">
            <text:p></text:p>
          </table:table-cell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workerpanel <text:s text:c="17"/></text:p>
          </table:table-cell>
          <table:table-cell table:style-name="Default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ersion <text:s text:c="21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ulture2lang <text:s text:c="16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ntrywindow <text:s text:c="17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rameterdatareader <text:s text:c="9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openid <text:s text:c="22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entraleditingpanel <text:s text:c="9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ependencieseditingwindow <text:s text:c="3"/></text:p>
          </table:table-cell>
          <table:table-cell office:value-type="string">
            <text:p></text:p>
          </table:table-cell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graphdemopanel <text:s text:c="14"/></text:p>
          </table:table-cell>
          <table:table-cell table:style-name="Default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askeditingpanel <text:s text:c="12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eventeditingpanel <text:s text:c="9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lestoneeditingpanel <text:s text:c="7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rojectnetworkgraphpanel <text:s text:c="4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graph2resource <text:s text:c="14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inwindowcontroller <text:s text:c="8"/>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xmlserialization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entraleditingpanelcontroller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ependencieseditingwindowcontroller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eventeditingpanelcontroller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ilestoneeditingpanelcontroller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rojectnetworkgraphcreator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rojectnetworkgraphpanelcontroller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rojecttreemodel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taskeditingpanelcontroller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esttablecreator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validation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webguibus</text:p>
          </table:table-cell>
          <table:table-cell office:value-type="string">
            <text:p>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entraleditingpanelbuttonstate</text:p>
          </table:table-cell>
          <table:table-cell office:value-type="string">
            <text:p>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7">17.04.2011</text:date>, <text:time>14:2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7T14:24:38.48</dc:date>
    <meta:generator>OpenOffice.org/3.2$Win32 OpenOffice.org_project/320m18$Build-9502</meta:generator>
    <meta:editing-duration>PT01H43M53S</meta:editing-duration>
    <meta:editing-cycles>62</meta:editing-cycles>
    <meta:document-statistic meta:table-count="1" meta:cell-count="136" meta:object-count="0"/>
  </office:meta>
</office:document-meta>
</file>